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erif" fo:font-size="16pt" officeooo:paragraph-rsid="0018492c" style:font-size-asian="16pt" style:font-size-complex="16pt"/>
    </style:style>
    <style:style style:name="P2" style:family="paragraph" style:parent-style-name="Preformatted_20_Text">
      <style:text-properties style:font-name="DejaVu Serif" fo:font-size="16pt" officeooo:rsid="0018492c" officeooo:paragraph-rsid="0018492c" style:font-size-asian="16pt" style:font-size-complex="16pt"/>
    </style:style>
    <style:style style:name="P3" style:family="paragraph" style:parent-style-name="Preformatted_20_Text">
      <style:text-properties style:font-name="DejaVu Serif" fo:font-size="16pt" officeooo:rsid="0018492c" officeooo:paragraph-rsid="0018492c" style:font-size-asian="14pt" style:font-size-complex="16pt"/>
    </style:style>
    <style:style style:name="P4" style:family="paragraph" style:parent-style-name="Preformatted_20_Text">
      <style:text-properties style:font-name="DejaVu Serif" fo:font-size="16pt" fo:font-weight="normal" officeooo:rsid="0018492c" officeooo:paragraph-rsid="0018492c" style:font-size-asian="14pt" style:font-weight-asian="normal" style:font-size-complex="16pt" style:font-weight-complex="normal"/>
    </style:style>
    <style:style style:name="P5" style:family="paragraph" style:parent-style-name="Preformatted_20_Text">
      <style:text-properties style:font-name="DejaVu Serif" fo:font-size="16pt" fo:font-weight="bold" officeooo:rsid="0018492c" officeooo:paragraph-rsid="0018492c" style:font-size-asian="14pt" style:font-weight-asian="bold" style:font-size-complex="16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18492c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 <text:s text:c="2"/><text:span text:style-name="T1">SQL Assignment -</text:span><text:span text:style-name="T2">3</text:span></text:p>
      <text:p text:style-name="P2"><text:span text:style-name="T2"/></text:p>
      <text:p text:style-name="P2"><text:span text:style-name="T2"/></text:p>
      <text:p text:style-name="P3"><text:span text:style-name="T3">1)Does ANSI recognize the data type DATE?</text:span></text:p>
      <text:p text:style-name="P4">--&gt;Yes, ANSI recognize the data type DATE.</text:p>
      <text:p text:style-name="P4"/>
      <text:p text:style-name="P4"/>
      <text:p text:style-name="P4"/>
      <text:p text:style-name="P4"/>
      <text:p text:style-name="P5">2)Which subdivision of SQL is used to insert values in tables?</text:p>
      <text:p text:style-name="P4">--&gt;INSERT statement is used to insert values into tables. It is part of the Data Manipulation Language (DML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51:31.533338176</meta:creation-date>
    <dc:date>2023-09-10T17:01:59.533641423</dc:date>
    <meta:editing-duration>PT10M28S</meta:editing-duration>
    <meta:editing-cycles>1</meta:editing-cycles>
    <meta:document-statistic meta:table-count="0" meta:image-count="0" meta:object-count="0" meta:page-count="1" meta:paragraph-count="5" meta:word-count="48" meta:character-count="278" meta:non-whitespace-character-count="230"/>
    <meta:generator>LibreOffice/7.3.7.2$Linux_X86_64 LibreOffice_project/30$Build-2</meta:generator>
  </office:meta>
</office:document-meta>
</file>